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15787*"/>
    </style:style>
    <style:style style:name="Tabela1.B" style:family="table-column">
      <style:table-column-properties style:column-width="4.098cm" style:rel-column-width="10448*"/>
    </style:style>
    <style:style style:name="Tabela1.C" style:family="table-column">
      <style:table-column-properties style:column-width="7.265cm" style:rel-column-width="18527*"/>
    </style:style>
    <style:style style:name="Tabela1.D" style:family="table-column">
      <style:table-column-properties style:column-width="8.146cm" style:rel-column-width="2077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7.114cm" style:rel-column-width="18140*"/>
    </style:style>
    <style:style style:name="Tabela3.B" style:family="table-column">
      <style:table-column-properties style:column-width="3.5cm" style:rel-column-width="8923*"/>
    </style:style>
    <style:style style:name="Tabela3.C" style:family="table-column">
      <style:table-column-properties style:column-width="6.941cm" style:rel-column-width="17699*"/>
    </style:style>
    <style:style style:name="Tabela3.D" style:family="table-column">
      <style:table-column-properties style:column-width="8.146cm" style:rel-column-width="2077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5.532cm" style:rel-column-width="3136*"/>
    </style:style>
    <style:style style:name="Tabela2.B" style:family="table-column">
      <style:table-column-properties style:column-width="5.535cm" style:rel-column-width="3138*"/>
    </style:style>
    <style:style style:name="Tabela2.C" style:family="table-column">
      <style:table-column-properties style:column-width="2.637cm" style:rel-column-width="1495*"/>
    </style:style>
    <style:style style:name="Tabela2.D" style:family="table-column">
      <style:table-column-properties style:column-width="3.556cm" style:rel-column-width="2016*"/>
    </style:style>
    <style:style style:name="Tabela2.E" style:family="table-column">
      <style:table-column-properties style:column-width="8.44cm" style:rel-column-width="478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36559e" officeooo:paragraph-rsid="0036559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36559e" officeooo:paragraph-rsid="0036559e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7ed5" officeooo:paragraph-rsid="0036559e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c3672" officeooo:paragraph-rsid="0036559e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f1197" officeooo:paragraph-rsid="001f119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f1197" officeooo:paragraph-rsid="0036559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29d5db" officeooo:paragraph-rsid="0029d5d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29d5db" officeooo:paragraph-rsid="0036559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11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12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13" style:family="paragraph" style:parent-style-name="Table_20_Contents">
      <style:paragraph-properties fo:text-align="start" style:justify-single-word="false"/>
      <style:text-properties officeooo:rsid="002643a8" officeooo:paragraph-rsid="002f7535"/>
    </style:style>
    <style:style style:name="P14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15" style:family="paragraph" style:parent-style-name="Table_20_Contents">
      <style:paragraph-properties fo:text-align="start" style:justify-single-word="false"/>
      <style:text-properties officeooo:rsid="00384978" officeooo:paragraph-rsid="00384978"/>
    </style:style>
    <style:style style:name="P16" style:family="paragraph" style:parent-style-name="Standard">
      <style:paragraph-properties fo:text-align="center" style:justify-single-word="false"/>
      <style:text-properties officeooo:paragraph-rsid="001f1197"/>
    </style:style>
    <style:style style:name="P17" style:family="paragraph" style:parent-style-name="Standard">
      <style:paragraph-properties fo:text-align="center" style:justify-single-word="false"/>
      <style:text-properties officeooo:paragraph-rsid="0036559e"/>
    </style:style>
    <style:style style:name="P18" style:family="paragraph" style:parent-style-name="Standard">
      <style:paragraph-properties fo:text-align="start" style:justify-single-word="false"/>
      <style:text-properties officeooo:paragraph-rsid="0022cebd"/>
    </style:style>
    <style:style style:name="P19" style:family="paragraph" style:parent-style-name="Standard">
      <style:paragraph-properties fo:text-align="start" style:justify-single-word="false"/>
      <style:text-properties officeooo:paragraph-rsid="00266f96"/>
    </style:style>
    <style:style style:name="P20" style:family="paragraph" style:parent-style-name="Standard">
      <style:paragraph-properties fo:text-align="start" style:justify-single-word="false"/>
      <style:text-properties officeooo:paragraph-rsid="00343667"/>
    </style:style>
    <style:style style:name="P21" style:family="paragraph" style:parent-style-name="Standard">
      <style:paragraph-properties fo:text-align="start" style:justify-single-word="false"/>
      <style:text-properties officeooo:paragraph-rsid="0036559e"/>
    </style:style>
    <style:style style:name="P22" style:family="paragraph" style:parent-style-name="Standard">
      <style:paragraph-properties fo:text-align="start" style:justify-single-word="false"/>
      <style:text-properties officeooo:paragraph-rsid="00384978"/>
    </style:style>
    <style:style style:name="P23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officeooo:rsid="0029d5db" officeooo:paragraph-rsid="0029d5db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weight="bold" officeooo:rsid="0029d5db" officeooo:paragraph-rsid="0036559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384978" officeooo:paragraph-rsid="00384978"/>
    </style:style>
    <style:style style:name="P27" style:family="paragraph" style:parent-style-name="Table_20_Contents">
      <style:paragraph-properties fo:text-align="start" style:justify-single-word="false"/>
      <style:text-properties officeooo:rsid="003a6999" officeooo:paragraph-rsid="003a6999"/>
    </style:style>
    <style:style style:name="P28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29" style:family="paragraph" style:parent-style-name="Standard">
      <style:paragraph-properties fo:text-align="start" style:justify-single-word="false"/>
      <style:text-properties officeooo:rsid="00389bb8" officeooo:paragraph-rsid="00389bb8"/>
    </style:style>
    <style:style style:name="P30" style:family="paragraph" style:parent-style-name="Standard">
      <style:text-properties officeooo:rsid="003a6999" officeooo:paragraph-rsid="003a6999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 officeooo:rsid="0036559e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8pt" officeooo:rsid="001cc364" style:font-size-asian="18pt" style:font-size-complex="18pt"/>
    </style:style>
    <style:style style:name="T5" style:family="text">
      <style:text-properties style:font-name="Arial" fo:font-size="18pt" officeooo:rsid="001f1197" style:font-size-asian="18pt" style:font-size-complex="18pt"/>
    </style:style>
    <style:style style:name="T6" style:family="text">
      <style:text-properties style:font-name="Arial" fo:font-size="18pt" officeooo:rsid="001d070a" style:font-size-asian="18pt" style:font-size-complex="18pt"/>
    </style:style>
    <style:style style:name="T7" style:family="text">
      <style:text-properties style:font-name="Arial" fo:font-size="18pt" officeooo:rsid="0036559e" style:font-size-asian="18pt" style:font-size-complex="18pt"/>
    </style:style>
    <style:style style:name="T8" style:family="text">
      <style:text-properties style:font-name="Arial" fo:font-size="14pt" officeooo:rsid="00266f96" style:font-size-asian="14pt" style:font-size-complex="14pt"/>
    </style:style>
    <style:style style:name="T9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10" style:family="text">
      <style:text-properties style:font-name="Arial" fo:font-size="16pt" officeooo:rsid="0022cebd" style:font-size-asian="16pt" style:font-size-complex="16pt"/>
    </style:style>
    <style:style style:name="T11" style:family="text">
      <style:text-properties style:font-name="Arial" officeooo:rsid="002f7535"/>
    </style:style>
    <style:style style:name="T12" style:family="text">
      <style:text-properties style:font-name="Arial" fo:font-size="12pt" fo:font-weight="normal" officeooo:rsid="00343667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36559e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384978" style:font-size-asian="12pt" style:font-weight-asian="normal" style:font-size-complex="12pt" style:font-weight-complex="normal"/>
    </style:style>
    <style:style style:name="T15" style:family="text">
      <style:text-properties officeooo:rsid="002ce3e1"/>
    </style:style>
    <style:style style:name="T16" style:family="text">
      <style:text-properties officeooo:rsid="002f7535"/>
    </style:style>
    <style:style style:name="T17" style:family="text">
      <style:text-properties officeooo:rsid="00264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span text:style-name="T3"/></text:span></text:p>
      <text:p text:style-name="P16"><text:span text:style-name="Strong_20_Emphasis"><text:span text:style-name="T7">&lt;PR&gt;-</text:span></text:span><text:span text:style-name="Strong_20_Emphasis"><text:span text:style-name="T3">Plano </text:span></text:span><text:span text:style-name="Strong_20_Emphasis"><text:span text:style-name="T4">Geral </text:span></text:span><text:span text:style-name="Strong_20_Emphasis"><text:span text:style-name="T5">de Configuração</text:span></text:span><text:span text:style-name="Strong_20_Emphasis"><text:span text:style-name="T3"> </text:span></text:span><text:span text:style-name="Strong_20_Emphasis"><text:span text:style-name="T6">(P</text:span></text:span><text:span text:style-name="Strong_20_Emphasis"><text:span text:style-name="T5">GC</text:span></text:span><text:span text:style-name="Strong_20_Emphasis"><text:span text:style-name="T6">)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8"><text:span text:style-name="Strong_20_Emphasis"><text:span text:style-name="T10">1. Itens de Configuração</text:span></text:span></text:p>
      <text:p text:style-name="P18"><text:span text:style-name="Strong_20_Emphasis"><text:span text:style-name="T10"/></text:span></text:p>
      <text:p text:style-name="P20"><text:span text:style-name="Strong_20_Emphasis"><text:span text:style-name="T12">A nomenclatura de cada documento consiste em um prefixo(PR) </text:span></text:span><text:span text:style-name="Strong_20_Emphasis"><text:span text:style-name="T13">que é o identificador(ID)</text:span></text:span><text:span text:style-name="Strong_20_Emphasis"><text:span text:style-name="T12"> do projeto a qual aquele documento pertence seguida por um traço(-) e a sigla referente ao documento.</text:span></text:span></text:p>
      <text:p text:style-name="P16"><text:span text:style-name="Strong_20_Emphasis"><text:span text:style-name="T6"/></text:span></text:p>
      <text:p text:style-name="P21"><text:span text:style-name="Strong_20_Emphasis"><text:span text:style-name="T13">Modelo:</text:span></text:span></text:p>
      <text:p text:style-name="P16"><text:span text:style-name="Strong_20_Emphasis"><text:span text:style-name="T6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6">Ite<text:span text:style-name="T1">m</text:span> de Configuração</text:p>
          </table:table-cell>
          <table:table-cell table:style-name="Tabela1.A1" table:number-rows-spanned="2" office:value-type="string">
            <text:p text:style-name="P6">Nomenclatura</text:p>
          </table:table-cell>
          <table:table-cell table:style-name="Tabela1.C1" table:number-columns-spanned="2" office:value-type="string">
            <text:p text:style-name="P6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8">Leitura</text:p>
          </table:table-cell>
          <table:table-cell table:style-name="Tabela1.D2" office:value-type="string">
            <text:p text:style-name="P24">Edição</text:p>
          </table:table-cell>
        </table:table-row>
        <table:table-row>
          <table:table-cell table:style-name="Tabela1.C2" office:value-type="string">
            <text:p text:style-name="P2">&lt;Documento/Artefato&gt;</text:p>
          </table:table-cell>
          <table:table-cell table:style-name="Tabela1.C2" office:value-type="string">
            <text:p text:style-name="P1"><text:span text:style-name="T2">&lt;Sigla do documento/artefato&gt;</text:span> </text:p>
          </table:table-cell>
          <table:table-cell table:style-name="Tabela1.C2" office:value-type="string">
            <text:p text:style-name="P3">&lt;Definir os pareis que terão permissão de leitura do documento&gt;</text:p>
          </table:table-cell>
          <table:table-cell table:style-name="Tabela1.D2" office:value-type="string">
            <text:p text:style-name="P3">&lt;Definir os pareis que terão permissão de edição do documento&gt;</text:p>
          </table:table-cell>
        </table:table-row>
      </table:table>
      <text:p text:style-name="P16"><text:span text:style-name="Strong_20_Emphasis"><text:span text:style-name="T6"/></text:span></text:p>
      <text:p text:style-name="P21"><text:span text:style-name="Strong_20_Emphasis"><text:span text:style-name="T13">Exemplo:</text:span></text:span></text:p>
      <text:p text:style-name="P21"><text:span text:style-name="Strong_20_Emphasis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rows-spanned="2" office:value-type="string">
            <text:p text:style-name="P7">Ite<text:span text:style-name="T1">m</text:span> de Configuração</text:p>
          </table:table-cell>
          <table:table-cell table:style-name="Tabela3.A1" table:number-rows-spanned="2" office:value-type="string">
            <text:p text:style-name="P7">Nomenclatura</text:p>
          </table:table-cell>
          <table:table-cell table:style-name="Tabela3.C1" table:number-columns-spanned="2" office:value-type="string">
            <text:p text:style-name="P7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3.C2" office:value-type="string">
            <text:p text:style-name="P9">Leitura</text:p>
          </table:table-cell>
          <table:table-cell table:style-name="Tabela3.D2" office:value-type="string">
            <text:p text:style-name="P25">Edição</text:p>
          </table:table-cell>
        </table:table-row>
        <table:table-row>
          <table:table-cell table:style-name="Tabela3.C2" office:value-type="string">
            <text:p text:style-name="P4">Checklist de Monitoramento</text:p>
          </table:table-cell>
          <table:table-cell table:style-name="Tabela3.C2" office:value-type="string">
            <text:p text:style-name="P4"><text:span text:style-name="T16">PR-</text:span>CDM</text:p>
          </table:table-cell>
          <table:table-cell table:style-name="Tabela3.C2" office:value-type="string">
            <text:p text:style-name="P5">Toda a equipe do projeto</text:p>
          </table:table-cell>
          <table:table-cell table:style-name="Tabela3.D2" office:value-type="string">
            <text:p text:style-name="P5">Gerente d<text:span text:style-name="T15">e</text:span> Projeto/<text:span text:style-name="T15">Ou responsável pela atividade de “Monitorar”</text:span></text:p>
          </table:table-cell>
        </table:table-row>
        <table:table-row>
          <table:table-cell table:style-name="Tabela3.C2" office:value-type="string">
            <text:p text:style-name="P4">Cronograma do Projeto</text:p>
          </table:table-cell>
          <table:table-cell table:style-name="Tabela3.C2" office:value-type="string">
            <text:p text:style-name="P4"><text:span text:style-name="T16">PR-</text:span>CDP</text:p>
          </table:table-cell>
          <table:table-cell table:style-name="Tabela3.C2" office:value-type="string">
            <text:p text:style-name="P5">Toda a equipe do projeto</text:p>
          </table:table-cell>
          <table:table-cell table:style-name="Tabela3.D2" office:value-type="string">
            <text:p text:style-name="P5">Gerente d<text:span text:style-name="T15">e</text:span> Projeto</text:p>
          </table:table-cell>
        </table:table-row>
        <table:table-row>
          <table:table-cell table:style-name="Tabela3.C2" office:value-type="string">
            <text:p text:style-name="P4">Documento de Riscos do Projeto</text:p>
          </table:table-cell>
          <table:table-cell table:style-name="Tabela3.C2" office:value-type="string">
            <text:p text:style-name="P4"><text:span text:style-name="T16">PR-</text:span>DRP</text:p>
          </table:table-cell>
          <table:table-cell table:style-name="Tabela3.C2" office:value-type="string">
            <text:p text:style-name="P5">Todos os Gerentes envolvidos no projeto</text:p>
          </table:table-cell>
          <table:table-cell table:style-name="Tabela3.D2" office:value-type="string">
            <text:p text:style-name="P5">Gerente d<text:span text:style-name="T15">e</text:span> Projeto</text:p>
          </table:table-cell>
        </table:table-row>
        <table:table-row>
          <table:table-cell table:style-name="Tabela3.C2" office:value-type="string">
            <text:p text:style-name="P4">Relatório de Conclusão de Projeto</text:p>
          </table:table-cell>
          <table:table-cell table:style-name="Tabela3.C2" office:value-type="string">
            <text:p text:style-name="P4"><text:span text:style-name="T16">PR-</text:span>RCP</text:p>
          </table:table-cell>
          <table:table-cell table:style-name="Tabela3.C2" office:value-type="string">
            <text:p text:style-name="P5">Toda a equipe do projeto</text:p>
          </table:table-cell>
          <table:table-cell table:style-name="Tabela3.D2" office:value-type="string">
            <text:p text:style-name="P5">Gerente d<text:span text:style-name="T15">e</text:span> Projeto</text:p>
          </table:table-cell>
        </table:table-row>
      </table:table>
      <text:p text:style-name="P17"><text:soft-page-break/><text:span text:style-name="Strong_20_Emphasis"><text:span text:style-name="T6"/></text:span></text:p>
      <text:p text:style-name="P18"><text:span text:style-name="Strong_20_Emphasis"><text:span text:style-name="T10">2. Estrutura de Repositório</text:span></text:span></text:p>
      <text:p text:style-name="P18"><text:span text:style-name="Strong_20_Emphasis"><text:span text:style-name="T10"/></text:span></text:p>
      <text:p text:style-name="P22"><text:span text:style-name="Strong_20_Emphasis"><text:span text:style-name="T14">&lt;Define a estrutura de organização dos artefatos no repositório&gt;</text:span></text:span></text:p>
      <text:p text:style-name="P22"><text:span text:style-name="Strong_20_Emphasis"><text:span text:style-name="T14"/></text:span></text:p>
      <text:p text:style-name="P22"><text:span text:style-name="Strong_20_Emphasis"><text:span text:style-name="T14">Exemplo:</text:span></text:span></text:p>
      <text:p text:style-name="P18"><text:span text:style-name="Strong_20_Emphasis"><text:span text:style-name="T10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10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23">Conteúdo</text:p>
          </table:table-cell>
        </table:table-row>
        <table:table-row>
          <table:table-cell table:style-name="Tabela2.A2" table:number-rows-spanned="13" office:value-type="string">
            <text:p text:style-name="P15">PSW</text:p>
          </table:table-cell>
          <table:table-cell table:style-name="Tabela2.A2" table:number-rows-spanned="13" office:value-type="string">
            <text:p text:style-name="P11">Processo</text:p>
          </table:table-cell>
          <table:table-cell table:style-name="Tabela2.A2" table:number-rows-spanned="3" table:number-columns-spanned="2" office:value-type="string">
            <text:p text:style-name="P11">Definição</text:p>
          </table:table-cell>
          <table:covered-table-cell/>
          <table:table-cell table:style-name="Tabela2.E2" office:value-type="string">
            <text:p text:style-name="P12">GPR-Processo.doc/<text:span text:style-name="T16">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3">GQA-Processo.doc/<text:span text:style-name="T16">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3">GRE-Processo.doc/<text:span text:style-name="T16">odt</text:span></text:p>
          </table:table-cell>
        </table:table-row>
        <table:table-row>
          <table:covered-table-cell/>
          <table:covered-table-cell/>
          <table:table-cell table:style-name="Tabela2.A2" table:number-rows-spanned="7" office:value-type="string">
            <text:p text:style-name="P11">Template</text:p>
          </table:table-cell>
          <table:table-cell table:style-name="Tabela2.A2" table:number-rows-spanned="5" office:value-type="string">
            <text:p text:style-name="P27">GPR</text:p>
          </table:table-cell>
          <table:table-cell table:style-name="Tabela2.E2" office:value-type="string">
            <text:p text:style-name="P14"><text:span text:style-name="T11">PR-</text:span>Checklist de Monitoramento.<text:span text:style-name="T16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<text:span text:style-name="T11">PR-</text:span>Cronograma do Projeto<text:span text:style-name="T17">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<text:span text:style-name="T11">PR-</text:span>Documento de Riscos do Projeto.<text:span text:style-name="T16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<text:span text:style-name="T11">PR-</text:span>Plano Geral do Projeto<text:span text:style-name="T17">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<text:span text:style-name="T11">PR-</text:span>Relatório de Conclusão de Projeto.<text:span text:style-name="T16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30">GRE</text:p>
          </table:table-cell>
          <table:table-cell table:style-name="Tabela2.E2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table-cell table:style-name="Tabela2.A2" office:value-type="string">
            <text:p text:style-name="P30">GQA</text:p>
          </table:table-cell>
          <table:table-cell table:style-name="Tabela2.E2" office:value-type="string">
            <text:p text:style-name="P14"/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P11">Avaliação</text:p>
          </table:table-cell>
          <table:covered-table-cell/>
          <table:table-cell table:style-name="Tabela2.E2" office:value-type="string">
            <text:p text:style-name="P14">GPR-Avaliação Processo.<text:span text:style-name="T16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GQA-Avaliação Processo.<text:span text:style-name="T16">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4">GRE-Avaliação Processo.<text:span text:style-name="T16">xls/ods</text:span></text:p>
          </table:table-cell>
        </table:table-row>
      </table:table>
      <text:p text:style-name="P18"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>3. Sistema de Configuração</text:span></text:span></text:p>
      <text:p text:style-name="P18"/>
      <text:p text:style-name="P26">&lt;Definição do sistema de configuração e repositório de armazenamento&gt;</text:p>
      <text:p text:style-name="P26"><text:soft-page-break/></text:p>
      <text:p text:style-name="P29">Exemplo:</text:p>
      <text:p text:style-name="P19"><text:span text:style-name="Strong_20_Emphasis"><text:span text:style-name="T9">Repositório no GitHub</text:span></text:span><text:span text:style-name="Strong_20_Emphasis"><text:span text:style-name="T8">: </text:span></text:span><text:a xlink:type="simple" xlink:href="https://github.com/matheuspiment/PSW" text:style-name="Internet_20_link" text:visited-style-name="Visited_20_Internet_20_Link"><text:span text:style-name="Strong_20_Emphasis"><text:span text:style-name="T9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10-01T10:56:56.394000000</dc:date>
    <meta:editing-duration>PT1H14M54S</meta:editing-duration>
    <meta:editing-cycles>21</meta:editing-cycles>
    <meta:document-statistic meta:table-count="3" meta:image-count="0" meta:object-count="0" meta:page-count="3" meta:paragraph-count="63" meta:word-count="214" meta:character-count="1606" meta:non-whitespace-character-count="1454"/>
  </office:meta>
</office:document-meta>
</file>